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fo:language="fr" fo:country="FR" fo:font-weight="normal" officeooo:rsid="0000c1ec" officeooo:paragraph-rsid="0000c1ec" style:font-size-asian="12pt" style:font-weight-asian="normal" style:font-size-complex="12pt" style:font-weight-complex="normal"/>
    </style:style>
    <style:style style:name="P2" style:family="paragraph" style:parent-style-name="Standard">
      <style:text-properties style:font-name="Liberation Serif" fo:font-size="12pt" fo:language="fr" fo:country="FR" fo:font-weight="normal" officeooo:rsid="0000c1ec" officeooo:paragraph-rsid="000223e5" style:font-size-asian="12pt" style:font-weight-asian="normal" style:font-size-complex="12pt" style:font-weight-complex="normal"/>
    </style:style>
    <style:style style:name="P3" style:family="paragraph" style:parent-style-name="Standard">
      <style:text-properties style:font-name="Liberation Serif" fo:font-size="12pt" fo:language="fr" fo:country="FR" fo:font-weight="normal" officeooo:rsid="0000c1ec" officeooo:paragraph-rsid="00032a81" style:font-size-asian="12pt" style:font-weight-asian="normal" style:font-size-complex="12pt" style:font-weight-complex="normal"/>
    </style:style>
    <style:style style:name="P4" style:family="paragraph" style:parent-style-name="Standard">
      <style:text-properties style:font-name="Liberation Serif" fo:font-size="12pt" fo:language="fr" fo:country="FR" fo:font-weight="normal" officeooo:rsid="0000c1ec" officeooo:paragraph-rsid="00048cf2" style:font-size-asian="12pt" style:font-weight-asian="normal" style:font-size-complex="12pt" style:font-weight-complex="normal"/>
    </style:style>
    <style:style style:name="P5" style:family="paragraph" style:parent-style-name="Standard">
      <style:text-properties style:font-name="Liberation Serif" fo:font-size="12pt" fo:font-weight="normal" officeooo:paragraph-rsid="00061e64"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088553" style:font-size-asian="12pt" style:font-weight-asian="normal" style:font-size-complex="12pt" style:font-weight-complex="normal"/>
    </style:style>
    <style:style style:name="T1" style:family="text">
      <style:text-properties officeooo:rsid="0000e355"/>
    </style:style>
    <style:style style:name="T2" style:family="text">
      <style:text-properties officeooo:rsid="000223e5"/>
    </style:style>
    <style:style style:name="T3" style:family="text">
      <style:text-properties style:text-position="super 58%" officeooo:rsid="000223e5"/>
    </style:style>
    <style:style style:name="T4" style:family="text">
      <style:text-properties officeooo:rsid="00032a81"/>
    </style:style>
    <style:style style:name="T5" style:family="text">
      <style:text-properties officeooo:rsid="00048cf2"/>
    </style:style>
    <style:style style:name="T6" style:family="text">
      <style:text-properties fo:font-variant="normal" fo:text-transform="none" fo:color="#000000" fo:letter-spacing="normal" fo:language="fr" fo:country="FR" fo:font-style="normal" officeooo:rsid="00061e64"/>
    </style:style>
    <style:style style:name="T7" style:family="text">
      <style:text-properties fo:font-variant="normal" fo:text-transform="none" fo:color="#000000" fo:letter-spacing="normal" fo:language="fr" fo:country="FR" fo:font-style="normal" officeooo:rsid="000735c2"/>
    </style:style>
    <style:style style:name="T8" style:family="text">
      <style:text-properties fo:font-variant="normal" fo:text-transform="none" fo:color="#000000" fo:letter-spacing="normal" fo:language="fr" fo:country="FR" fo:font-style="normal" officeooo:rsid="00088553"/>
    </style:style>
    <style:style style:name="T9" style:family="text">
      <style:text-properties fo:language="fr" fo:country="FR" officeooo:rsid="00061e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1. <text:s text:c="173"/></text:p>
      <text:p text:style-name="P1"><text:s/></text:p>
      <text:p text:style-name="P1"><text:s/>1. <text:span text:style-name="T2">La majorité des francophones qui habite en Louisiane au 18</text:span><text:span text:style-name="T3">e</text:span><text:span text:style-name="T2"> siècle étaient dans l'est du Canada, des Acadiens, et des Antilles.</text:span></text:p>
      <text:p text:style-name="P2"><text:s/>2. <text:span text:style-name="T2">A Canada, ils ont fui échapper la déportation.</text:span></text:p>
      <text:p text:style-name="P3"><text:s/>3. <text:span text:style-name="T4">La langue et la culture ont été en danger d'extinction parce que le gouvernement a dit qu'il faut qu'on enseigne l'anglais dans les écoles.</text:span></text:p>
      <text:p text:style-name="P1"><text:s/>4. La gastronomie et la musique <text:span text:style-name="T4">sont des éléments plus visibles.</text:span></text:p>
      <text:p text:style-name="P4"><text:s/>5. <text:span text:style-name="T5">Deux instruments qu'on utilise beaucoup dans la musique Cajun sont l'accordéon et le violin.</text:span></text:p>
      <text:p text:style-name="P4"><text:s/><text:span text:style-name="T5">6. En gènèral, la gastronomie a le poivron, l'oignon, et le céleri.</text:span></text:p>
      <text:p text:style-name="P1"><text:s/></text:p>
      <text:p text:style-name="P1"><text:s/></text:p>
      <text:p text:style-name="P1"><text:s/>2, #2</text:p>
      <text:p text:style-name="P1"/>
      <text:p text:style-name="P5"><text:span text:style-name="T9"><text:tab/>À mon avis, la langue ne change pas la personnalité d'un personne. Je pense que si je suis né dans une famille o</text:span><text:span text:style-name="T6">ù on parle une langue à parte d'anglais, je serais la même personne (mais je parlerais une autre langue, bien sûr).</text:span></text:p>
      <text:p text:style-name="P6"><text:span text:style-name="T6"><text:tab/></text:span><text:span text:style-name="T7">Si j'a</text:span><text:span text:style-name="T8">i une autre culture, je pense qu'il y aurais des aspects du moi que serais différent. Si la culture est similaire du moi, je pense qu'il n'y aurais pas des grandes changes dans mon personnalité. Je pense que je aimerais des ordinateurs, des jeux vidéo, et faire la musique la </text:span><text:span text:style-name="T6">même </text:span><text:span text:style-name="T8">qu'aujourd'hui. Si la culture est très différent, il y aurais des changes grandes, mais je serais la </text:span><text:span text:style-name="T6">même</text:span><text:span text:style-name="T8"> person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omon Greenberg</meta:initial-creator>
    <meta:creation-date>2015-10-07T09:23:51.190913009</meta:creation-date>
    <dc:date>2015-10-11T22:07:29.585529763</dc:date>
    <meta:editing-duration>PT1H39M8S</meta:editing-duration>
    <meta:editing-cycles>7</meta:editing-cycles>
    <meta:generator>LibreOffice/4.3.3.2$Linux_X86_64 LibreOffice_project/430m0$Build-2</meta:generator>
    <meta:document-statistic meta:table-count="0" meta:image-count="0" meta:object-count="0" meta:page-count="1" meta:paragraph-count="13" meta:word-count="211" meta:character-count="1370" meta:non-whitespace-character-count="982"/>
  </office:meta>
</office:document-meta>
</file>